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4">
      <style:paragraph-properties fo:margin-left="0in" fo:margin-right="0in" fo:orphans="2" fo:widows="2" fo:text-indent="0in" style:auto-text-indent="false"/>
      <style:text-properties fo:font-variant="normal" fo:text-transform="none" fo:color="#666666" loext:opacity="100%" style:text-line-through-style="none" style:text-line-through-type="none" style:font-name="Arial" fo:font-size="14pt" fo:letter-spacing="normal" fo:font-style="normal" style:text-underline-style="none" fo:font-weight="normal" style:text-blinking="false"/>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loext:opacity="100%" fo:letter-spacing="normal" fo:font-style="normal" fo:font-weight="normal"/>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loext:opacity="100%" fo:font-size="13pt" fo:letter-spacing="normal" fo:font-style="normal" fo:font-weight="bold"/>
    </style:style>
    <style:style style:name="P4" style:family="paragraph" style:parent-style-name="Text_20_body">
      <style:paragraph-properties fo:margin-left="0in" fo:margin-right="0in" fo:orphans="2" fo:widows="2" fo:text-indent="0in" style:auto-text-indent="false"/>
    </style:style>
    <style:style style:name="P5" style:family="paragraph" style:parent-style-name="Text_20_body" style:list-style-name="L1">
      <style:paragraph-properties fo:margin-left="0.5in" fo:margin-right="0in" fo:margin-top="0in" fo:margin-bottom="0in" style:contextual-spacing="false" fo:line-height="15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style>
    <style:style style:name="P6" style:family="paragraph" style:parent-style-name="Text_20_body" style:list-style-name="L1">
      <style:paragraph-properties fo:margin-left="0.5in" fo:margin-right="0in" fo:line-height="15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style>
    <style:style style:name="P7" style:family="paragraph" style:parent-style-name="Text_20_body" style:list-style-name="L2">
      <style:paragraph-properties fo:margin-left="0.5in" fo:margin-right="0in" fo:margin-top="0in" fo:margin-bottom="0in" style:contextual-spacing="false" fo:line-height="15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style>
    <style:style style:name="P8" style:family="paragraph" style:parent-style-name="Text_20_body" style:list-style-name="L2">
      <style:paragraph-properties fo:margin-left="0.5in" fo:margin-right="0in" fo:line-height="15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style>
    <style:style style:name="P9" style:family="paragraph" style:parent-style-name="Text_20_body" style:list-style-name="L3">
      <style:paragraph-properties fo:margin-left="0.5in" fo:margin-right="0in" fo:margin-top="0in" fo:margin-bottom="0in" style:contextual-spacing="false" fo:line-height="15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style>
    <style:style style:name="P10" style:family="paragraph" style:parent-style-name="Text_20_body" style:list-style-name="L3">
      <style:paragraph-properties fo:margin-left="0.5in" fo:margin-right="0in" fo:line-height="15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style>
    <style:style style:name="P11" style:family="paragraph" style:parent-style-name="Text_20_body" style:list-style-name="L4">
      <style:paragraph-properties fo:margin-left="0.5in" fo:margin-right="0in" fo:margin-top="0in" fo:margin-bottom="0in" style:contextual-spacing="false" fo:line-height="15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style>
    <style:style style:name="P12" style:family="paragraph" style:parent-style-name="Text_20_body" style:list-style-name="L4">
      <style:paragraph-properties fo:margin-left="0.5in" fo:margin-right="0in" fo:line-height="15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style>
    <style:style style:name="P13" style:family="paragraph" style:parent-style-name="Text_20_body">
      <style:paragraph-properties fo:margin-left="0.5in" fo:margin-right="0in" fo:line-height="15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96f43" officeooo:paragraph-rsid="00196f43" style:text-blinking="false"/>
    </style:style>
    <style:style style:name="T1" style:family="text">
      <style:text-properties fo:font-variant="normal" fo:text-transform="none" fo:color="#000000" loext:opacity="100%" fo:font-size="12pt" fo:letter-spacing="normal" fo:font-style="italic" fo:font-weight="normal"/>
    </style:style>
    <style:style style:name="T2" style:family="text">
      <style:text-properties fo:font-variant="normal" fo:text-transform="none" fo:color="#000000" loext:opacity="100%" style:text-line-through-style="none" style:text-line-through-type="none" style:font-name="Arial" fo:font-size="14pt" fo:letter-spacing="normal" fo:font-style="normal" style:text-underline-style="none" fo:font-weight="normal" style:text-blinking="false"/>
    </style:style>
    <style:style style:name="T3" style:family="text">
      <style:text-properties fo:font-variant="normal" fo:text-transform="none" fo:color="#1155cc" loext:opacity="100%" fo:font-size="12pt" fo:letter-spacing="normal" fo:font-style="italic" style:text-underline-style="solid" style:text-underline-width="auto" style:text-underline-color="font-color" fo:font-weight="normal"/>
    </style:style>
    <text:list-style style:name="L1">
      <text:list-level-style-number text:level="1" text:style-name="Numbering_20_Symbols" loext:num-list-format="%1%." style:num-suffix="." style:num-format="1">
        <style:list-level-properties text:space-before="0.4909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
      <text:list-level-style-number text:level="1" text:style-name="Numbering_20_Symbols" loext:num-list-format="%1%." style:num-suffix="." style:num-format="1">
        <style:list-level-properties text:space-before="0.4909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number text:level="1" text:style-name="Numbering_20_Symbols" loext:num-list-format="%1%." style:num-suffix="." style:num-format="1">
        <style:list-level-properties text:space-before="0.4909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
      <text:list-level-style-number text:level="1" text:style-name="Numbering_20_Symbols" loext:num-list-format="%1%." style:num-suffix="." style:num-format="1">
        <style:list-level-properties text:space-before="0.4909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h.ls06h7ujt8i"/>#100Devs Networking Questions </text:p>
      <text:p text:style-name="P4"><text:span text:style-name="T1">These are some questions I tend to use when networking. I’ve broken them down into broad categories based on the type of chat you’re having and there are some duplicates between the categories. Choose questions based on what you know about the person/how the chat is going. Compiled by </text:span><text:a xlink:type="simple" xlink:href="https://www.google.com/url?q=https://www.google.com/url?q%3Dhttps://twitter.com/codewithkris%26amp;sa%3DD%26amp;source%3Deditors%26amp;ust%3D1652588102740916%26amp;usg%3DAOvVaw0Eqdv5ltKIDAaxcdlZof15&amp;sa=D&amp;source=docs&amp;ust=1652588102752726&amp;usg=AOvVaw0DzV48G51GUNUj4FYVtSDk" text:style-name="Internet_20_link" text:visited-style-name="Visited_20_Internet_20_Link"><text:span text:style-name="T3">@codewithkris</text:span></text:a><text:span text:style-name="T2">.</text:span></text:p>
      <text:p text:style-name="P3">Please make a copy for yourself! 😊</text:p>
      <text:h text:style-name="P1" text:outline-level="4"><text:bookmark text:name="h.50q4ovv31lb6"/>General questions</text:h>
      <text:list xml:id="list3347204392" text:style-name="L1">
        <text:list-item>
          <text:p text:style-name="P5">Where are you located? Are you from there originally?</text:p>
        </text:list-item>
        <text:list-item>
          <text:p text:style-name="P5">What do you like to do for fun?</text:p>
        </text:list-item>
        <text:list-item>
          <text:p text:style-name="P5">How do you currently spend your days? / What do you do for work?</text:p>
        </text:list-item>
        <text:list-item>
          <text:p text:style-name="P6">Family/kids/pets?</text:p>
        </text:list-item>
      </text:list>
      <text:h text:style-name="P1" text:outline-level="4"><text:bookmark text:name="h.nozy9d7tkymq"/>For other #100Devs students</text:h>
      <text:list xml:id="list2425228155" text:style-name="L2">
        <text:list-item>
          <text:p text:style-name="P7">How did you find #100Devs?</text:p>
        </text:list-item>
        <text:list-item>
          <text:p text:style-name="P7">What kind of programming experience did you have before #100Devs?</text:p>
        </text:list-item>
        <text:list-item>
          <text:p text:style-name="P7">What got you interested in software engineering?</text:p>
        </text:list-item>
        <text:list-item>
          <text:p text:style-name="P7">What’s been your favorite assignment so far?</text:p>
        </text:list-item>
        <text:list-item>
          <text:p text:style-name="P7">Have you done many coffee chats yet? How’ve they gone?</text:p>
        </text:list-item>
        <text:list-item>
          <text:p text:style-name="P7">Is there a specific industry you want to work in?</text:p>
        </text:list-item>
        <text:list-item>
          <text:p text:style-name="P7">Do you think you want to do frontend, backend, or full stack?</text:p>
        </text:list-item>
        <text:list-item>
          <text:p text:style-name="P8">Are there any ways I can help support you during the program?</text:p>
        </text:list-item>
      </text:list>
      <text:h text:style-name="P1" text:outline-level="4"><text:bookmark text:name="h.7vn4kly1uq0p"/>For software engineers</text:h>
      <text:list xml:id="list418126714" text:style-name="L3">
        <text:list-item>
          <text:p text:style-name="P9">How did you get interested in software engineering?</text:p>
        </text:list-item>
        <text:list-item>
          <text:p text:style-name="P9">How did you learn (college, bootcamp, self-taught)?</text:p>
        </text:list-item>
        <text:list-item>
          <text:p text:style-name="P9">How long have you worked as an engineer?</text:p>
        </text:list-item>
        <text:list-item>
          <text:p text:style-name="P9">What’s your favorite programming language and why?</text:p>
        </text:list-item>
        <text:list-item>
          <text:p text:style-name="P9">Do you have a favorite project you’ve built or contributed to? What is it?</text:p>
        </text:list-item>
        <text:list-item>
          <text:p text:style-name="P9">What industries have you worked in?</text:p>
        </text:list-item>
        <text:list-item>
          <text:p text:style-name="P9">How big is your current company? What size company do you prefer?</text:p>
        </text:list-item>
        <text:list-item>
          <text:p text:style-name="P9">How did you get your current job?</text:p>
        </text:list-item>
        <text:list-item>
          <text:p text:style-name="P9">What’s the day-to-day like at your job?</text:p>
        </text:list-item>
        <text:list-item>
          <text:p text:style-name="P9">Did you work in-person or remotely before COVID?</text:p>
        </text:list-item>
        <text:list-item>
          <text:p text:style-name="P9">What’s your favorite part of being a software engineer?</text:p>
        </text:list-item>
        <text:list-item>
          <text:p text:style-name="P9">What’s your least favorite part of being a software engineer?</text:p>
        </text:list-item>
        <text:list-item>
          <text:p text:style-name="P9">What advice would you give to an aspiring software engineer?</text:p>
        </text:list-item>
        <text:list-item>
          <text:p text:style-name="P10">Is there anyone you think I should connect with next?</text:p>
        </text:list-item>
      </text:list>
      <text:h text:style-name="P1" text:outline-level="4"><text:bookmark text:name="h.eh1cuoe17xyd"/>For people in tech (non-engineer)</text:h>
      <text:list xml:id="list2990553834" text:style-name="L4">
        <text:list-item>
          <text:p text:style-name="P11">How did you get into tech?</text:p>
        </text:list-item>
        <text:list-item>
          <text:p text:style-name="P11">What do you do in your role?</text:p>
        </text:list-item>
        <text:list-item>
          <text:p text:style-name="P11">How much do you interact/collaborate with the engineering team?</text:p>
        </text:list-item>
        <text:list-item>
          <text:p text:style-name="P11">How did you get your current job?</text:p>
        </text:list-item>
        <text:list-item>
          <text:p text:style-name="P11">What’s your favorite thing about your role?</text:p>
        </text:list-item>
        <text:list-item>
          <text:p text:style-name="P11">What’s your least favorite thing about your role?</text:p>
        </text:list-item>
        <text:list-item>
          <text:p text:style-name="P12">Did you work in-person or remotely before COVID?</text:p>
        </text:list-item>
      </text:list>
      <text:p text:style-name="P13">Contribucion opensource, github ..&gt; issues, problemas tienen etiquetas, git first issue, sitios web que recpilan listas con etiquetas para prinicipiantes.</text:p>
      <text:p text:style-name="P13"/>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18T19:59:55.504000000</dc:date>
    <meta:editing-duration>PT38M20S</meta:editing-duration>
    <meta:editing-cycles>2</meta:editing-cycles>
    <meta:generator>LibreOffice/7.2.4.1$Windows_X86_64 LibreOffice_project/27d75539669ac387bb498e35313b970b7fe9c4f9</meta:generator>
    <meta:document-statistic meta:table-count="0" meta:image-count="0" meta:object-count="0" meta:page-count="1" meta:paragraph-count="41" meta:word-count="407" meta:character-count="2266" meta:non-whitespace-character-count="1932"/>
  </office:meta>
</office:document-meta>
</file>